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style-name="Regular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family="'Liberation Serif'" style:font-family-generic="roman" style:font-pitch="variable"/>
    </style:style>
    <style:style style:name="T2" style:family="text">
      <style:text-properties style:text-position="sub 58%" fo:font-size="18pt" style:font-size-asian="18pt" style:font-weight-asian="normal" style:font-size-complex="18pt"/>
    </style:style>
    <style:style style:name="T3" style:family="text">
      <style:text-properties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T4" style:family="text">
      <style:text-properties fo:font-family="'Liberation Serif'" style:font-style-name="Regular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5" style:family="text">
      <style:text-properties style:text-position="sub 58%" fo:font-family="'Liberation Serif'" style:font-style-name="Regular" style:font-family-generic="roman" style:font-pitch="variable" fo:font-size="26pt" fo:font-weight="bold" style:font-size-asian="26pt" style:font-weight-asian="normal" style:font-size-complex="26pt" style:font-weight-complex="bold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81cm" svg:height="2.794cm" svg:x="3.086cm" svg:y="6.04cm">
          <text:p text:style-name="P1">3x3 Median</text:p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794cm" svg:x="9.585cm" svg:y="6.039cm">
          <text:p text:style-name="P1">Histogram</text:p>
          <text:p text:style-name="P1">Freedman-</text:p>
          <text:p text:style-name="P1">Diaconi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794cm" svg:x="3.086cm" svg:y="11.104cm">
          <text:p text:style-name="P1">Apply</text:p>
          <text:p text:style-name="P1">Watershed</text:p>
          <text:p text:style-name="P1">Threshold <text:span text:style-name="T1">t</text:span><text:span text:style-name="T2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794cm" svg:x="9.666cm" svg:y="11.104cm">
          <text:p text:style-name="P1"><text:span text:style-name="T3">Connected</text:span></text:p>
          <text:p text:style-name="P1"><text:span text:style-name="T3">Compon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794cm" svg:x="15.765cm" svg:y="8.803cm">
          <text:p text:style-name="P1"><text:span text:style-name="T3">Dilate &amp;</text:span></text:p>
          <text:p text:style-name="P1"><text:span text:style-name="T3">Subtra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794cm" svg:x="21.764cm" svg:y="8.802cm">
          <text:p text:style-name="P1"><text:span text:style-name="T3">Moment</text:span></text:p>
          <text:p text:style-name="P1"><text:span text:style-name="T3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96cm" svg:y1="7.5cm" svg:x2="9.585cm" svg:y2="7.5cm">
          <text:p/>
        </draw:line>
        <draw:line draw:style-name="gr2" draw:text-style-name="P1" draw:layer="layout" svg:x1="6.896cm" svg:y1="12.45cm" svg:x2="9.585cm" svg:y2="12.45cm">
          <text:p/>
        </draw:line>
        <draw:line draw:style-name="gr3" draw:text-style-name="P1" draw:layer="layout" svg:x1="11.684cm" svg:y1="8.833cm" svg:x2="11.684cm" svg:y2="9.868cm">
          <text:p/>
        </draw:line>
        <draw:line draw:style-name="gr4" draw:text-style-name="P1" draw:layer="layout" svg:x1="11.684cm" svg:y1="9.868cm" svg:x2="5.08cm" svg:y2="9.868cm">
          <text:p/>
        </draw:line>
        <draw:line draw:style-name="gr2" draw:text-style-name="P1" draw:layer="layout" svg:x1="5.08cm" svg:y1="8.834cm" svg:x2="5.08cm" svg:y2="11.104cm">
          <text:p/>
        </draw:line>
        <draw:line draw:style-name="gr4" draw:text-style-name="P1" draw:layer="layout" svg:x1="13.476cm" svg:y1="12.408cm" svg:x2="14.56cm" svg:y2="12.408cm">
          <text:p/>
        </draw:line>
        <draw:line draw:style-name="gr4" draw:text-style-name="P1" draw:layer="layout" svg:x1="14.56cm" svg:y1="12.408cm" svg:x2="14.56cm" svg:y2="10.376cm">
          <text:p/>
        </draw:line>
        <draw:line draw:style-name="gr2" draw:text-style-name="P1" draw:layer="layout" svg:x1="14.56cm" svg:y1="10.376cm" svg:x2="15.765cm" svg:y2="10.376cm">
          <text:p/>
        </draw:line>
        <draw:line draw:style-name="gr2" draw:text-style-name="P1" draw:layer="layout" svg:x1="19.575cm" svg:y1="10.294cm" svg:x2="21.764cm" svg:y2="10.294cm">
          <text:p/>
        </draw:line>
        <draw:line draw:style-name="gr2" draw:text-style-name="P1" draw:layer="layout" svg:x1="23.622cm" svg:y1="11.596cm" svg:x2="23.622cm" svg:y2="15.964cm">
          <text:p/>
        </draw:line>
        <draw:line draw:style-name="gr3" draw:text-style-name="P1" draw:layer="layout" svg:x1="23.622cm" svg:y1="14.952cm" svg:x2="4.826cm" svg:y2="14.952cm">
          <text:p/>
        </draw:line>
        <draw:line draw:style-name="gr2" draw:text-style-name="P1" draw:layer="layout" svg:x1="4.826cm" svg:y1="14.952cm" svg:x2="4.826cm" svg:y2="13.898cm">
          <text:p/>
        </draw:line>
        <draw:frame draw:style-name="gr5" draw:layer="layout" svg:width="2.802cm" svg:height="0.962cm" svg:x="22.598cm" svg:y="16.172cm">
          <draw:text-box>
            <text:p>Target</text:p>
          </draw:text-box>
        </draw:frame>
        <draw:line draw:style-name="gr3" draw:text-style-name="P1" draw:layer="layout" svg:x1="14.56cm" svg:y1="12.408cm" svg:x2="20.574cm" svg:y2="12.446cm">
          <text:p/>
        </draw:line>
        <draw:line draw:style-name="gr4" draw:text-style-name="P1" draw:layer="layout" svg:x1="20.574cm" svg:y1="12.446cm" svg:x2="20.574cm" svg:y2="10.294cm">
          <text:p/>
        </draw:line>
        <draw:frame draw:style-name="gr5" draw:text-style-name="P2" draw:layer="layout" svg:width="1.578cm" svg:height="1.267cm" svg:x="7.516cm" svg:y="6.251cm">
          <draw:text-box>
            <text:p><text:span text:style-name="T4">I'</text:span></text:p>
          </draw:text-box>
        </draw:frame>
        <draw:frame draw:style-name="gr5" draw:text-style-name="P2" draw:layer="layout" svg:width="1.578cm" svg:height="1.267cm" svg:x="7.516cm" svg:y="8.652cm">
          <draw:text-box>
            <text:p><text:span text:style-name="T4">H</text:span></text:p>
          </draw:text-box>
        </draw:frame>
        <draw:frame draw:style-name="gr5" draw:text-style-name="P2" draw:layer="layout" svg:width="1.578cm" svg:height="1.267cm" svg:x="4.216cm" svg:y="8.653cm">
          <draw:text-box>
            <text:p><text:span text:style-name="T4">I'</text:span></text:p>
          </draw:text-box>
        </draw:frame>
        <draw:frame draw:style-name="gr5" draw:text-style-name="P2" draw:layer="layout" svg:width="1.578cm" svg:height="1.568cm" svg:x="7.416cm" svg:y="11.076cm">
          <draw:text-box>
            <text:p><text:span text:style-name="T4">I</text:span><text:span text:style-name="T5">t</text:span></text:p>
          </draw:text-box>
        </draw:frame>
        <draw:frame draw:style-name="gr5" draw:text-style-name="P3" draw:layer="layout" svg:width="6.858cm" svg:height="0.878cm" svg:x="14.786cm" svg:y="12.308cm">
          <draw:text-box>
            <text:p><text:span text:style-name="T6">Connected Regions</text:span></text:p>
          </draw:text-box>
        </draw:frame>
        <draw:frame draw:style-name="gr5" draw:text-style-name="P3" draw:layer="layout" svg:width="5.588cm" svg:height="0.878cm" svg:x="11.646cm" svg:y="14.84cm">
          <draw:text-box>
            <text:p><text:span text:style-name="T6">Detected Regions</text:span></text:p>
          </draw:text-box>
        </draw:frame>
        <draw:line draw:style-name="gr2" draw:text-style-name="P1" draw:layer="layout" svg:x1="5.08cm" svg:y1="4.826cm" svg:x2="5.08cm" svg:y2="6.04cm">
          <text:p/>
        </draw:line>
        <draw:frame draw:style-name="gr5" draw:text-style-name="P2" draw:layer="layout" svg:width="1.578cm" svg:height="1.267cm" svg:x="4.216cm" svg:y="4.152cm">
          <draw:text-box>
            <text:p><text:span text:style-name="T4">I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8T08:30:59</meta:creation-date>
    <dc:date>2012-12-18T09:03:26</dc:date>
    <meta:editing-duration>PT13M</meta:editing-duration>
    <meta:editing-cycles>5</meta:editing-cycles>
    <meta:generator>LibreOffice/3.5$Linux_X86_64 LibreOffice_project/350m1$Build-2</meta:generator>
    <meta:document-statistic meta:object-count="52"/>
  </office:meta>
</office:document-meta>
</file>